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line-height="100%"/>
      <style:text-properties fo:language="en" fo:country="US"/>
    </style:style>
    <style:style style:name="P2" style:family="paragraph" style:parent-style-name="Standard">
      <style:paragraph-properties fo:margin-top="0mm" fo:margin-bottom="0mm" fo:text-align="justify" style:justify-single-word="false"/>
    </style:style>
    <style:style style:name="P3" style:family="paragraph" style:parent-style-name="Footer">
      <style:paragraph-properties fo:text-align="center" style:justify-single-word="false"/>
    </style:style>
    <style:style style:name="P4" style:family="paragraph" style:parent-style-name="No_20_Spacing">
      <style:text-properties fo:language="en" fo:country="US"/>
    </style:style>
    <style:style style:name="P5" style:family="paragraph" style:parent-style-name="No_20_Spacing">
      <style:paragraph-properties fo:text-align="justify" style:justify-single-word="false"/>
      <style:text-properties fo:language="en" fo:country="US"/>
    </style:style>
    <style:style style:name="P6" style:family="paragraph" style:parent-style-name="No_20_Spacing">
      <style:paragraph-properties fo:text-align="justify" style:justify-single-word="false"/>
      <style:text-properties fo:language="en" fo:country="US" style:text-underline-style="solid" style:text-underline-width="auto" style:text-underline-color="font-color" fo:font-weight="bold" style:font-weight-asian="bold"/>
    </style:style>
    <style:style style:name="P7" style:family="paragraph" style:parent-style-name="No_20_Spacing">
      <style:paragraph-properties fo:text-align="justify" style:justify-single-word="false"/>
    </style:style>
    <style:style style:name="P8" style:family="paragraph" style:parent-style-name="No_20_Spacing">
      <style:paragraph-properties fo:text-align="center" style:justify-single-word="false"/>
    </style:style>
    <style:style style:name="P9" style:family="paragraph" style:parent-style-name="No_20_Spacing">
      <style:paragraph-properties style:border-line-width-bottom="0.26mm 0.26mm 0.26mm" fo:padding-left="0mm" fo:padding-right="0mm" fo:padding-top="0mm" fo:padding-bottom="0.35mm" fo:border-left="none" fo:border-right="none" fo:border-top="none" fo:border-bottom="2.21pt double #00000a"/>
    </style:style>
    <style:style style:name="P10"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fo:language="en" fo:country="US"/>
    </style:style>
    <style:style style:name="P11" style:family="paragraph" style:parent-style-name="No_20_Spacing"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BS BUSINESS MANAGEMENT PTE LTD</text:span></text:p>
      <text:p text:style-name="No_20_Spacing"><text:span text:style-name="T1">(UEN: 201317524H)</text:span></text:p>
      <text:p text:style-name="No_20_Spacing"><text:span text:style-name="T1">Blk 531 Upper Cross Street #04-52 Hong Lim Complex Singapore 050531</text:span></text:p>
      <text:p text:style-name="P9"><text:span text:style-name="T1">Tel: 6438 6670 <text:s text:c="18"/>HP: 9871 3644 <text:s text:c="19"/>Email: sallykhor@yahoo.com</text:span></text:p>
      <text:p text:style-name="P1"/>
      <text:p text:style-name="No_20_Spacing"><text:span text:style-name="T1">Date: «FY_DD»-«FYMM»-«FYYYYY»</text:span></text:p>
      <text:p text:style-name="P4"/>
      <text:p text:style-name="No_20_Spacing"><text:span text:style-name="T1">The Board of Directors</text:span></text:p>
      <text:p text:style-name="No_20_Spacing"><text:span text:style-name="T1">«Company»</text:span></text:p>
      <text:p text:style-name="No_20_Spacing"><text:span text:style-name="T1">Registration No: «UEN»</text:span></text:p>
      <text:p text:style-name="P2"><text:span text:style-name="T1">«CBlock», «CStreet_Name», #«CLevel»-«CUnit»</text:span></text:p>
      <text:p text:style-name="P2"><text:span text:style-name="T1">Singapore «CPostal»</text:span><text:bookmark text:name="_GoBack"/></text:p>
      <text:p text:style-name="P4"/>
      <text:p text:style-name="P4"/>
      <text:p text:style-name="No_20_Spacing"><text:span text:style-name="T1">Dear Sirs,</text:span></text:p>
      <text:p text:style-name="P4"/>
      <text:p text:style-name="P7"><text:span text:style-name="T1">This letter is to confirm our understanding of the terms of our engagement and the nature and limitations of the services we will provide.</text:span></text:p>
      <text:p text:style-name="P5"/>
      <text:p text:style-name="P7"><text:span text:style-name="T4">Scope of Engagement</text:span></text:p>
      <text:p text:style-name="No_20_Spacing"><text:span text:style-name="T1">On the basis of information you provided, we will compile the balance sheet of «Company»</text:span></text:p>
      <text:p text:style-name="P7"><text:span text:style-name="T1"><text:s/>(the “Company”) as at </text:span><text:span text:style-name="T3">«FY_DD»-«FYMM»-«FYYYYY»</text:span><text:span text:style-name="T1">,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5"/>
      <text:p text:style-name="P7"><text:span text:style-name="T4">Responsibility</text:span></text:p>
      <text:p text:style-name="P7"><text:span text:style-name="T1">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span></text:p>
      <text:p text:style-name="P5"/>
      <text:p text:style-name="P7"><text:span text:style-name="T1">The information will be prepared in accordance with Singapore Financial Reporting Standards. <text:s/>Any known departures from this framework will be highlighted to you.</text:span></text:p>
      <text:p text:style-name="P5"/>
      <text:p text:style-name="P7"><text:span text:style-name="T1">We understand that the intended use and distribution of the information we have complied is for the purpose of statutory obligations to file with the Inland Revenue Authority of Singapore and that should this change in a material respect, you will inform us.</text:span></text:p>
      <text:p text:style-name="P5"/>
      <text:p text:style-name="P7"><text:span text:style-name="T4">Reliance on Information and Explanations</text:span></text:p>
      <text:p text:style-name="P7"><text:span text:style-name="T1">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span></text:p>
      <text:p text:style-name="P5"/>
      <text:p text:style-name="P7"><text:soft-page-break/><text:span text:style-name="T4">Confidentiality</text:span></text:p>
      <text:p text:style-name="P7"><text:span text:style-name="T1">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is publicly disclosed other than by us in violation of this assignment; (iii) management of the company agrees may be disclosed; or (iv) <text:s/>is required </text:span></text:p>
      <text:p text:style-name="P5"/>
      <text:p text:style-name="P7"><text:span text:style-name="T1">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span></text:p>
      <text:p text:style-name="P5"/>
      <text:p text:style-name="P7"><text:span text:style-name="T4">Access to Information</text:span></text:p>
      <text:p text:style-name="P7"><text:span text:style-name="T1">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span></text:p>
      <text:p text:style-name="P5"/>
      <text:p text:style-name="P7"><text:span text:style-name="T4">Professional Fee</text:span></text:p>
      <text:p text:style-name="P7"><text:span text:style-name="T1">It is our practice to charge our fee in accordance with the time spent by our personnel involved in the assignment. <text:s/>Based on the information available to us, we have estimated that the fee for the assignment will be </text:span><text:span text:style-name="T4">S$ 800.00 for service rendered to strike-off company.</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5"/>
      <text:p text:style-name="P7"><text:span text:style-name="T4">Acceptance</text:span></text:p>
      <text:p text:style-name="P7"><text:span text:style-name="T1">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span></text:p>
      <text:p text:style-name="P5"/>
      <text:p text:style-name="P5"/>
      <text:p text:style-name="P7"><text:span text:style-name="T1">Yours faithfully</text:span></text:p>
      <text:p text:style-name="P5"/>
      <text:p text:style-name="P5"/>
      <text:p text:style-name="P5"/>
      <text:p text:style-name="P10"/>
      <text:p text:style-name="P5"/>
      <text:p text:style-name="No_20_Spacing"><text:span text:style-name="T1">Agreed and approved on behalf of «Company»</text:span></text:p>
      <text:p text:style-name="P6"/>
      <text:p text:style-name="P6"/>
      <text:p text:style-name="P6"/>
      <text:p text:style-name="P7"><text:span text:style-name="T1">Signature<text:tab/><text:tab/>_____________________________________</text:span></text:p>
      <text:p text:style-name="P5"/>
      <text:p text:style-name="P7"><text:span text:style-name="T1">Name<text:tab/><text:tab/><text:tab/></text:span><text:span text:style-name="T3">«D1Name» <text:s text:c="35"/>_</text:span></text:p>
      <text:p text:style-name="P5"/>
      <text:p text:style-name="P7"><text:span text:style-name="T1">Designation<text:tab/><text:tab/></text:span><text:span text:style-name="T3"> «D1Position»</text:span><text:span text:style-name="T1">__________</text:span><text:span text:style-name="T3">_ <text:s text:c="4"/>_________ <text:s text:c="7"/>____ <text:s text:c="2"/></text:span></text:p>
      <text:p text:style-name="P5"/>
      <text:p text:style-name="P7"><text:span text:style-name="T1">Date<text:tab/><text:tab/><text:tab/>_____________________________________<text:tab/></text:span></text:p>
      <text:p text:style-name="P5"/>
      <text:p text:style-name="P5"><text:soft-page-break/></text:p>
      <text:p text:style-name="P5"/>
      <text:p text:style-name="P5"/>
      <text:p text:style-name="P5"/>
      <text:p text:style-name="P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1"/>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Header" style:family="paragraph" style:parent-style-name="Standard" style:default-outline-level="" style:class="extra">
      <style:paragraph-properties fo:margin-top="0mm" fo:margin-bottom="0mm" fo:line-height="100%" text:number-lines="false" text:line-number="0">
        <style:tab-stops>
          <style:tab-stop style:position="82.55mm" style:type="center"/>
          <style:tab-stop style:position="165.1mm" style:type="right"/>
        </style:tab-stops>
      </style:paragraph-properties>
    </style:style>
    <style:style style:name="Footer" style:family="paragraph" style:parent-style-name="Standard" style:default-outline-level="" style:class="extra">
      <style:paragraph-properties fo:margin-top="0mm" fo:margin-bottom="0mm" fo:line-height="100%" text:number-lines="false" text:line-number="0">
        <style:tab-stops>
          <style:tab-stop style:position="82.55mm" style:type="center"/>
          <style:tab-stop style:position="165.1mm" style:type="right"/>
        </style:tab-stops>
      </style:paragraph-properties>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text-properties style:language-asian="en" style:country-asian="US" style:font-name-complex="Calibri1"/>
    </style:style>
    <style:style style:name="Footer_20_Char" style:display-name="Footer Char" style:family="text" style:parent-style-name="Default_20_Paragraph_20_Font">
      <style:text-properties style:language-asian="en" style:country-asian="US" style:font-name-complex="Calibr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10mm" fo:margin-bottom="12.51mm" fo:margin-left="23mm" fo:margin-right="17mm" style:writing-mode="lr-tb" style:layout-grid-color="#c0c0c0" style:layout-grid-lines="43"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Sally Khor</dc:creator>
    <meta:editing-cycles>3</meta:editing-cycles>
    <meta:print-date>2014-12-25T17:19:00</meta:print-date>
    <meta:creation-date>2015-06-27T05:38:00</meta:creation-date>
    <dc:date>2015-06-27T06:36:00</dc:date>
    <meta:editing-duration>PT1S</meta:editing-duration>
    <meta:generator>LibreOffice/3.5$Linux_X86_64 LibreOffice_project/350m1$Build-2</meta:generator>
    <meta:document-statistic meta:table-count="0" meta:image-count="0" meta:object-count="0" meta:page-count="3" meta:paragraph-count="37" meta:word-count="830" meta:character-count="5405" meta:non-whitespace-character-count="45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